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erif" fo:font-size="12pt" style:font-name-asian="Monospace" style:font-size-asian="10.5pt" style:font-name-complex="Monospace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lementation</text:p>
      <text:p text:style-name="Standard"/>
      <text:p text:style-name="Standard">The algorithm for distinct removal is implemented in postgre optimizer package</text:p>
      <text:p text:style-name="Standard">The entry point to code is ,</text:p>
      <text:p text:style-name="Standard"/>
      <text:p text:style-name="P1">removeDistinct(Query* )</text:p>
      <text:p text:style-name="P1"/>
      <text:p text:style-name="P2">It is defined in file planner.c</text:p>
      <text:p text:style-name="P2"/>
      <text:p text:style-name="P2">If the distinct clause is found removable, it is removed and the query is passed to rest of optimizer.</text:p>
      <text:p text:style-name="P2"/>
      <text:p text:style-name="P2">Testcases:</text:p>
      <text:p text:style-name="P2"/>
      <text:p text:style-name="P2">Schema:</text:p>
      <text:p text:style-name="P2"/>
      <text:p text:style-name="P2">CREATE TABLE supplier</text:p>
      <text:p text:style-name="P2">(</text:p>
      <text:p text:style-name="P2">sno int,</text:p>
      <text:p text:style-name="P2">sname varchar(25),</text:p>
      <text:p text:style-name="P2">PRIMARY KEY (sno)</text:p>
      <text:p text:style-name="P2">)</text:p>
      <text:p text:style-name="P2"></text:p>
      <text:p text:style-name="P2"></text:p>
      <text:p text:style-name="P2">CREATE TABLE parts</text:p>
      <text:p text:style-name="P2">(</text:p>
      <text:p text:style-name="P2">pno int,</text:p>
      <text:p text:style-name="P2">sno int,</text:p>
      <text:p text:style-name="P2">pname varchar(25),</text:p>
      <text:p text:style-name="P2">PRIMARY KEY (pno),</text:p>
      <text:p text:style-name="P2">FOREIGN KEY (sno) REFERENCES supplier(sno)</text:p>
      <text:p text:style-name="P2">)</text:p>
      <text:p text:style-name="P2"/>
      <text:p text:style-name="P2">Query 1 (DISTINCT REMOVABLE)</text:p>
      <text:p text:style-name="P2">SELECT DISTINCT s.sno,s.sname,p.pno,p.pname FROM supplier s, parts p WHERE p.sno = 1 AND s.sno = p.sno;</text:p>
      <text:p text:style-name="P2"/>
      <text:p text:style-name="P2">Query2 (DISTINCT REMOVABLE)</text:p>
      <text:p text:style-name="P2">SELECT DISTINCT s.sname FROM supplier s, parts p WHERE p.sno = 1 AND s.sno = p.sno;</text:p>
      <text:p text:style-name="P2"/>
      <text:p text:style-name="P2">Query3 (DISTINCT not removable)</text:p>
      <text:p text:style-name="P2">SELECT DISTINCT s.sname FROM supplier s, parts p WHERE s.sno = p.sno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st results:</text:p>
      <text:p text:style-name="P2"/>
      <text:p text:style-name="P2">Removal of distinct results in performance improvement. This is demonstrated using the following results.</text:p>
      <text:p text:style-name="P2"/>
      <text:p text:style-name="P2"/>
      <text:p text:style-name="P2"/>
      <text:p text:style-name="P2"><text:span text:style-name="T1">Without distinct removal</text:span></text:p>
      <text:p text:style-name="P2"></text:p>
      <text:p text:style-name="P2">test=# EXPLAIN SELECT DISTINCT s.sno,s.sname,p.pno,p.pname FROM supplier s, parts p WHERE p.sno = 1 AND s.sno = p.sno;</text:p>
      <text:p text:style-name="P2"><text:s text:c="30"/>QUERY PLAN <text:s text:c="30"/></text:p>
      <text:p text:style-name="P2">-----------------------------------------------------------------------</text:p>
      <text:p text:style-name="P2"><text:s/>HashAggregate <text:s/>(cost=9.54..9.62 rows=8 width=24)</text:p>
      <text:p text:style-name="P2"><text:s text:c="3"/>-&gt; <text:s/>Nested Loop <text:s/>(cost=0.00..9.46 rows=8 width=24)</text:p>
      <text:p text:style-name="P2"><text:s text:c="9"/>-&gt; <text:s/>Seq Scan on supplier s <text:s/>(cost=0.00..6.59 rows=1 width=14)</text:p>
      <text:p text:style-name="P2"><text:s text:c="15"/>Filter: (sno = 1)</text:p>
      <text:p text:style-name="P2"><text:s text:c="9"/>-&gt; <text:s/>Seq Scan on parts p <text:s/>(cost=0.00..2.79 rows=8 width=14)</text:p>
      <text:p text:style-name="P2"><text:s text:c="15"/>Filter: (sno = 1)</text:p>
      <text:p text:style-name="P2">(6 rows)</text:p>
      <text:p text:style-name="P2"></text:p>
      <text:p text:style-name="P2">test=# EXPLAIN SELECT s.sno,s.sname,p.pno,p.pname FROM supplier s, parts p WHERE p.sno = 1 AND s.sno = p.sno;</text:p>
      <text:p text:style-name="P2"><text:s text:c="27"/>QUERY PLAN <text:s text:c="27"/></text:p>
      <text:p text:style-name="P2">-----------------------------------------------------------------</text:p>
      <text:p text:style-name="P2"><text:s/>Nested Loop <text:s/>(cost=0.00..9.46 rows=8 width=24)</text:p>
      <text:p text:style-name="P2"><text:s text:c="3"/>-&gt; <text:s/>Seq Scan on supplier s <text:s/>(cost=0.00..6.59 rows=1 width=14)</text:p>
      <text:p text:style-name="P2"><text:s text:c="9"/>Filter: (sno = 1)</text:p>
      <text:p text:style-name="P2"><text:s text:c="3"/>-&gt; <text:s/>Seq Scan on parts p <text:s/>(cost=0.00..2.79 rows=8 width=14)</text:p>
      <text:p text:style-name="P2"><text:s text:c="9"/>Filter: (sno = 1)</text:p>
      <text:p text:style-name="P2">(5 rows)</text:p>
      <text:p text:style-name="P2"></text:p>
      <text:p text:style-name="P2"></text:p>
      <text:p text:style-name="P2"><text:span text:style-name="T1">With distinct removal</text:span></text:p>
      <text:p text:style-name="P2"></text:p>
      <text:p text:style-name="P2"></text:p>
      <text:p text:style-name="P2">EXPLAIN SELECT DISTINCT s.sno,s.sname,p.pno,p.pname FROM supplier s, parts p WHERE p.sno = 1 AND s.sno = p.sno;</text:p>
      <text:p text:style-name="P2"><text:s text:c="27"/>QUERY PLAN <text:s text:c="27"/></text:p>
      <text:p text:style-name="P2">-----------------------------------------------------------------</text:p>
      <text:p text:style-name="P2"><text:s/>Nested Loop <text:s/>(cost=0.00..9.46 rows=8 width=24)</text:p>
      <text:p text:style-name="P2"><text:s text:c="3"/>-&gt; <text:s/>Seq Scan on supplier s <text:s/>(cost=0.00..6.59 rows=1 width=14)</text:p>
      <text:p text:style-name="P2"><text:s text:c="9"/>Filter: (sno = 1)</text:p>
      <text:p text:style-name="P2"><text:s text:c="3"/>-&gt; <text:s/>Seq Scan on parts p <text:s/>(cost=0.00..2.79 rows=8 width=14)</text:p>
      <text:p text:style-name="P2"><text:s text:c="9"/>Filter: (sno = 1)</text:p>
      <text:p text:style-name="P2">(5 rows)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4T01:03:53</meta:creation-date>
    <dc:date>2013-05-04T01:14:44</dc:date>
    <meta:editing-duration>PT7M23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68" meta:word-count="321" meta:character-count="2545" meta:non-whitespace-character-count="1941"/>
  </office:meta>
</office:document-meta>
</file>